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5pt" style:font-size-asian="10.5pt" style:font-size-complex="10.5pt"/>
    </style:style>
    <style:style style:name="P2" style:family="paragraph" style:parent-style-name="Standard">
      <style:text-properties fo:font-size="10.5pt" fo:font-weight="bold" style:font-size-asian="10.5pt" style:font-weight-asian="bold" style:font-size-complex="10.5pt" style:font-weight-complex="bold"/>
    </style:style>
    <style:style style:name="P3" style:family="paragraph" style:parent-style-name="Standard">
      <style:text-properties fo:font-size="10.5pt" fo:font-weight="normal" style:font-size-asian="10.5pt" style:font-weight-asian="normal" style:font-size-complex="10.5pt"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Text_20_body">
      <style:paragraph-properties fo:margin-left="1.251cm" fo:margin-right="0cm" fo:text-indent="0cm" style:auto-text-indent="false"/>
      <style:text-properties fo:font-weight="bold" style:font-weight-asian="bold" style:font-weight-complex="bold"/>
    </style:style>
    <style:style style:name="P6" style:family="paragraph" style:parent-style-name="Standard">
      <style:paragraph-properties fo:margin-left="1.251cm" fo:margin-right="0cm" fo:text-indent="0cm" style:auto-text-indent="false"/>
      <style:text-properties fo:font-size="10.5pt" fo:font-weight="bold" style:font-size-asian="10.5pt" style:font-weight-asian="bold" style:font-size-complex="10.5pt"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able_20_Contents">
      <style:text-properties style:font-name="Arial" style:font-name-asian="SimSun" style:font-size-asian="16.1000003814697pt" style:font-name-complex="Mangal" style:font-size-complex="16.1000003814697pt"/>
    </style:style>
    <style:style style:name="P9" style:family="paragraph" style:parent-style-name="Table_20_Contents">
      <style:text-properties style:font-name="Arial" fo:font-weight="bold" style:font-name-asian="SimSun" style:font-size-asian="16.1000003814697pt" style:font-weight-asian="bold" style:font-name-complex="Mangal" style:font-size-complex="16.1000003814697pt" style:font-weight-complex="bold"/>
    </style:style>
    <style:style style:name="P10" style:family="paragraph" style:parent-style-name="Table_20_Contents">
      <style:text-properties style:font-name="Arial" fo:font-size="11pt" fo:font-weight="bold" style:font-name-asian="SimSun" style:font-size-asian="11pt" style:font-weight-asian="bold" style:font-name-complex="Mangal" style:font-size-complex="11pt" style:font-weight-complex="bold"/>
    </style:style>
    <style:style style:name="P11" style:family="paragraph" style:parent-style-name="Heading">
      <style:text-properties fo:font-size="16pt" style:font-size-asian="16pt" style:font-size-complex="16pt"/>
    </style:style>
    <style:style style:name="P12" style:family="paragraph" style:parent-style-name="Heading">
      <style:paragraph-properties fo:break-before="page"/>
      <style:text-properties fo:font-size="16pt" style:font-size-asian="16pt" style:font-size-complex="16pt"/>
    </style:style>
    <style:style style:name="P13" style:family="paragraph" style:parent-style-name="Standard" style:list-style-name="L2">
      <style:text-properties fo:font-size="10.5pt" fo:font-weight="bold" style:font-size-asian="10.5pt" style:font-weight-asian="bold" style:font-size-complex="10.5pt" style:font-weight-complex="bold"/>
    </style:style>
    <style:style style:name="P14" style:family="paragraph" style:parent-style-name="Text_20_body" style:list-style-name="L1"/>
    <style:style style:name="P15" style:family="paragraph" style:parent-style-name="Text_20_body" style:list-style-name="L1">
      <style:text-properties fo:font-weight="normal" style:font-weight-asian="normal" style:font-weight-complex="normal"/>
    </style:style>
    <style:style style:name="P16" style:family="paragraph" style:parent-style-name="Heading">
      <style:text-properties fo:font-size="10.5pt" style:font-size-asian="10.5pt" style:font-size-complex="10.5pt"/>
    </style:style>
    <style:style style:name="P17" style:family="paragraph" style:parent-style-name="Heading_20_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uilding Arvato Aroma – Guide For Developers</text:p>
      <text:p text:style-name="Standard"/>
      <text:p text:style-name="Standard">This is a more detailled introduction into the Aroma Maven build. Here you can find all information on building aroma as a developer.</text:p>
      <text:p text:style-name="Standard"/>
      <text:h text:style-name="Heading_20_1" text:outline-level="1">Basic: You always build / develop for a specific client</text:h>
      <text:p text:style-name="Text_20_body">The aroma build is not client independant. That means, if you prepare your eclipse workspace, you always do so for a specific client. When you build one of the aroma applications, for example the aromaSCI webapp, you always do for a specific client. When you start that said webapp, you also always to that for a specific client.</text:p>
      <text:p text:style-name="Text_20_body">When using maven, the specific client is selected by activating a maven-profile with the name of the client as profile name, for example</text:p>
      <text:p text:style-name="command_20_line">aromaMaster&gt; mvn -Padidas</text:p>
      <text:p text:style-name="Text_20_body">and</text:p>
      <text:p text:style-name="command_20_line">aromaMaster&gt; mvn -Preal</text:p>
      <text:h text:style-name="Heading_20_1" text:outline-level="1">Basic: You always build / develop for a specific stage</text:h>
      <text:p text:style-name="Text_20_body">It's the same as with clients: you always build for a specific stage. Stages are also activated through maven-profiles, though the stage <text:span text:style-name="T1">local</text:span><text:span text:style-name="T2"> is default. So if you want to be more specific, those two examples above are equal to</text:span></text:p>
      <text:p text:style-name="command_20_line">aromaMaster&gt; mvn -Padidas,local</text:p>
      <text:p text:style-name="Text_20_body">and</text:p>
      <text:p text:style-name="command_20_line">aromaMaster&gt; mvn -Preal,local</text:p>
      <text:p text:style-name="Text_20_body"/>
      <text:p text:style-name="Text_20_body">So, if for example you want to build a war of the aromaSCI webapp for the stage „<text:span text:style-name="T1">prod</text:span>“ and the client „<text:span text:style-name="T1">reebok</text:span>“, then you would basicly:</text:p>
      <text:p text:style-name="command_20_line">aromaSCI&gt; mvn -Preebok,prod war:war</text:p>
      <text:p text:style-name="Text_20_body"/>
      <text:h text:style-name="Heading_20_1" text:outline-level="1">Intrduction to Profiles: Aroma Runtime Profiles</text:h>
      <text:p text:style-name="Text_20_body"/>
      <text:p text:style-name="Text_20_body">There are different kinds of aroma systems. Simply set, there is one system for each client. So right now there is one for adidas, one for avid, one for msh, one for real and one for reebok. The sixth for <text:s/>kaufhof is soon to come.</text:p>
      <text:p text:style-name="Text_20_body">Each of these five (six) systems may be running in one of the currently available stages: local, devel, integ, prod and hudson.</text:p>
      <text:p text:style-name="Text_20_body">The combination of these clients and stages make up for 30 different runtime configurations in total:</text:p>
      <text:p text:style-name="Text_20_body"><text:s text:c="54"/>client * stages = 6 * 5 = 30</text:p>
      <text:p text:style-name="Text_20_body"><text:span text:style-name="T1">Definition</text:span>: An Aroma-Runtime-Profile is one of the thirty possible combinations of client and stage.</text:p>
      <text:p text:style-name="Text_20_body"/>
      <text:p text:style-name="Text_20_body">That's a lot of profiles and those profiles must support a wide range of environments and requirements:</text:p>
      <text:p text:style-name="Text_20_body"/>
      <text:list xml:id="list41270621" text:style-name="L1">
        <text:list-item>
          <text:p text:style-name="P14">maven builds</text:p>
        </text:list-item>
        <text:list-item>
          <text:p text:style-name="P14">hudson builds</text:p>
        </text:list-item>
        <text:list-item>
          <text:p text:style-name="P14">eclipse builds</text:p>
        </text:list-item>
        <text:list-item>
          <text:p text:style-name="P14"><text:soft-page-break/>packaging releases</text:p>
        </text:list-item>
        <text:list-item>
          <text:p text:style-name="P14">running and debugging aroma locally</text:p>
        </text:list-item>
        <text:list-item>
          <text:p text:style-name="P14">switching aroma-runtime-profiles easily <text:span text:style-name="T1">without </text:span><text:span text:style-name="T2">having to rebuild/repackage</text:span></text:p>
        </text:list-item>
        <text:list-item>
          <text:p text:style-name="P15">local integration tests in jUnit-style (for example with the SpringApplicationContextTest)</text:p>
        </text:list-item>
        <text:list-item>
          <text:p text:style-name="P15">automated integration tests (yet to come)</text:p>
        </text:list-item>
        <text:list-item>
          <text:p text:style-name="P15">report builds (maven reports generated by hudson or separate by a sonar server)</text:p>
        </text:list-item>
        <text:list-item>
          <text:p text:style-name="P15">giving the developer freedom to change his local profiles without interferring with other developer's profiles</text:p>
        </text:list-item>
      </text:list>
      <text:p text:style-name="P7"/>
      <text:p text:style-name="P7"/>
      <text:h text:style-name="Heading_20_3" text:outline-level="3">Profile Template</text:h>
      <text:p text:style-name="Text_20_body">As said before, an aroma runtime profile is one of the thirty possible combinations of client and stage.</text:p>
      <text:p text:style-name="Text_20_body">For each of these combinations a specific configuration exists. Developers are typically concerned with their local profiles.</text:p>
      <text:p text:style-name="Text_20_body">Profile information is stored central in one place:</text:p>
      <text:p text:style-name="Text_20_body"><text:tab/><text:span text:style-name="T1">aromaMaster/profiles/</text:span></text:p>
      <text:p text:style-name="Text_20_body">There is a master template <text:span text:style-name="T1">aromaMaster/profiles/_template_/application.properties</text:span>, that serves as a template file when the specific 30 runtime profiles are generated. It basicly contains all the configuration keys that a typical aroma runtime configuration contains. It may also contains a few default values. </text:p>
      <text:p text:style-name="Text_20_body"><text:span text:style-name="T2">The configuration template </text:span><text:span text:style-name="T1">aromaMaster/profiles/_template_/application.properties </text:span><text:span text:style-name="T2">does not change very often and typically is not edited by developers. </text:span></text:p>
      <text:h text:style-name="Heading_20_3" text:outline-level="3">Profile Values</text:h>
      <text:p text:style-name="Text_20_body">The actual profiles are stored – separated by stage – at the same location. If you want to overview all profiles for client adidas, then you would look at:</text:p>
      <text:p text:style-name="P5">aromaMaster/profiles/local/adidas.properties</text:p>
      <text:p text:style-name="P5">aromaMaster/profiles/devel/adidas.properties</text:p>
      <text:p text:style-name="P5">aromaMaster/profiles/integ/adidas.properties</text:p>
      <text:p text:style-name="P5">aromaMaster/profiles/hudson/adidas.properties</text:p>
      <text:p text:style-name="P5">aromaMaster/profiles/prod/adidas.properties</text:p>
      <text:p text:style-name="Text_20_body"/>
      <text:p text:style-name="Text_20_body">Typically the developer is only interested in the six profiles at the location <text:span text:style-name="T1">aromaMaster/profiles/local/. </text:span><text:span text:style-name="T2">The other profiles are only used by release maintainers.</text:span></text:p>
      <text:h text:style-name="Heading_20_3" text:outline-level="3">Profile Merge</text:h>
      <text:p text:style-name="Text_20_body">The profile template is merged with the actual values for each client and each stage. The result of this merge is an properties file that is packaged as a jar and installed in the local maven repository.</text:p>
      <text:p text:style-name="Text_20_body">This may sound a little complicated, but fortunatly it's completly automated and a one click operation (or a one command line call, if you prefer), as you will see in the next paragraph.</text:p>
      <text:p text:style-name="Text_20_body"/>
      <text:h text:style-name="Heading_20_3" text:outline-level="3">When profiles change</text:h>
      <text:p text:style-name="Text_20_body">It's quite common for the developer to edit the local profile. Whenever that happens, a profile merge as described <text:soft-page-break/>above, becomes necessary. Execute:</text:p>
      <text:p text:style-name="command_20_line">aromaConfigGenerator&gt; mvn -Dmaven.test.skip=true install</text:p>
      <text:p text:style-name="Text_20_body">or, if you prefer clicking:</text:p>
      <text:p text:style-name="Text_20_body"><text:s text:c="5"/>Ant View → system-config → aroma:config install</text:p>
      <text:p text:style-name="Text_20_body">That triggers the generation of 30 jars, each containg a valid aroma runtime configuration and installation of these jars in your local maven repository.</text:p>
      <text:p text:style-name="Text_20_body"/>
      <text:h text:style-name="Heading_20_2" text:outline-level="2">Howto Switch the eclipse workspace from one client to another</text:h>
      <text:p text:style-name="Text_20_body">You switch your complete workspace to another client by regenerating the eclipse project information for all modules and by supplying the new client to use.</text:p>
      <text:p text:style-name="command_20_line">aromaMaster&gt; mvn -Preebok eclipse:eclipse</text:p>
      <text:p text:style-name="Text_20_body">You can speed up the process by skipping the tests for this build</text:p>
      <text:p text:style-name="command_20_line">aromaMaster&gt; mvn -Preebok -Dmaven.test.skip=true eclipse:eclipse</text:p>
      <text:p text:style-name="P4">Note that a recompile or a repackage is not necessary. </text:p>
      <text:p text:style-name="P4"/>
      <text:p text:style-name="P4">If you want to run jUnit-Style Integrationstest (complete integration test with an actual database and an actual spring application context initialized), then this step is necessary.</text:p>
      <text:p text:style-name="P4"/>
      <text:p text:style-name="P4"/>
      <text:h text:style-name="P17" text:outline-level="2">Howto build a war for a specific client/stage</text:h>
      <text:p text:style-name="Text_20_body">A war for a specific client/stage combination is built by using the maven-war-plugin. For example, if you want to build a aromaPortal-war for reebok's integration system, then you would:</text:p>
      <text:p text:style-name="command_20_line">aromaPortal&gt; mvn -Preebok,integ war:war</text:p>
      <text:p text:style-name="command_20_line"/>
      <text:h text:style-name="P17" text:outline-level="2">Howto run/debug an aroma webapp</text:h>
      <text:p text:style-name="P7"/>
      <text:p text:style-name="Text_20_body">Todo: describe the already prepared run targets</text:p>
      <text:p text:style-name="Text_20_body">Todo: describe the already prepared eclipse launch configurations for debugging</text:p>
      <text:p text:style-name="Text_20_body"/>
      <text:h text:style-name="Heading_20_1" text:outline-level="1">Maven Modules</text:h>
      <text:p text:style-name="Text_20_body"/>
      <text:p text:style-name="Text_20_body">...</text:p>
      <text:p text:style-name="Text_20_body"/>
      <table:table table:name="Tabelle1" table:style-name="Tabelle1">
        <table:table-column table:style-name="Tabelle1.A"/>
        <table:table-column table:style-name="Tabelle1.B"/>
        <table:table-row>
          <table:table-cell table:style-name="Tabelle1.A1" office:value-type="string">
            <text:p text:style-name="P10">aromaMaster and child modules</text:p>
          </table:table-cell>
          <table:table-cell table:style-name="Tabelle1.B1" office:value-type="string">
            <text:p text:style-name="P10">Independant modules</text:p>
          </table:table-cell>
        </table:table-row>
        <table:table-row>
          <table:table-cell table:style-name="Tabelle1.A2" office:value-type="string">
            <text:p text:style-name="P9">aromaMaster</text:p>
          </table:table-cell>
          <table:table-cell table:style-name="Tabelle1.B2" office:value-type="string">
            <text:p text:style-name="P8">aroma-maven-plugin</text:p>
          </table:table-cell>
        </table:table-row>
        <table:table-row>
          <table:table-cell table:style-name="Tabelle1.A2" office:value-type="string">
            <text:p text:style-name="P8">aromaBatch</text:p>
          </table:table-cell>
          <table:table-cell table:style-name="Tabelle1.B2" office:value-type="string">
            <text:p text:style-name="P8">aromaConfigGenerator</text:p>
          </table:table-cell>
        </table:table-row>
        <table:table-row>
          <table:table-cell table:style-name="Tabelle1.A2" office:value-type="string">
            <text:p text:style-name="P8">aromaBatchDropshipper</text:p>
          </table:table-cell>
          <table:table-cell table:style-name="Tabelle1.B2" office:value-type="string">
            <text:p text:style-name="P8"/>
          </table:table-cell>
        </table:table-row>
        <table:table-row>
          <table:table-cell table:style-name="Tabelle1.A2" office:value-type="string">
            <text:p text:style-name="P8">aromaCore</text:p>
          </table:table-cell>
          <table:table-cell table:style-name="Tabelle1.B2" office:value-type="string">
            <text:p text:style-name="P8"/>
          </table:table-cell>
        </table:table-row>
        <table:table-row>
          <table:table-cell table:style-name="Tabelle1.A2" office:value-type="string">
            <text:p text:style-name="P8">aromaCoreHttp</text:p>
          </table:table-cell>
          <table:table-cell table:style-name="Tabelle1.B2" office:value-type="string">
            <text:p text:style-name="P8"/>
          </table:table-cell>
        </table:table-row>
        <table:table-row>
          <table:table-cell table:style-name="Tabelle1.A2" office:value-type="string">
            <text:p text:style-name="P8">aromaCorePortal</text:p>
          </table:table-cell>
          <table:table-cell table:style-name="Tabelle1.B2" office:value-type="string">
            <text:p text:style-name="P8"/>
          </table:table-cell>
        </table:table-row>
        <text:soft-page-break/>
        <table:table-row>
          <table:table-cell table:style-name="Tabelle1.A2" office:value-type="string">
            <text:p text:style-name="P8">aromaDistribution</text:p>
          </table:table-cell>
          <table:table-cell table:style-name="Tabelle1.B2" office:value-type="string">
            <text:p text:style-name="P8"/>
          </table:table-cell>
        </table:table-row>
        <table:table-row>
          <table:table-cell table:style-name="Tabelle1.A2" office:value-type="string">
            <text:p text:style-name="P8">aromaDropshipper</text:p>
          </table:table-cell>
          <table:table-cell table:style-name="Tabelle1.B2" office:value-type="string">
            <text:p text:style-name="P8"/>
          </table:table-cell>
        </table:table-row>
        <table:table-row>
          <table:table-cell table:style-name="Tabelle1.A2" office:value-type="string">
            <text:p text:style-name="P8">aromaPortal</text:p>
          </table:table-cell>
          <table:table-cell table:style-name="Tabelle1.B2" office:value-type="string">
            <text:p text:style-name="P8"/>
          </table:table-cell>
        </table:table-row>
        <table:table-row>
          <table:table-cell table:style-name="Tabelle1.A2" office:value-type="string">
            <text:p text:style-name="P8">aromaSCI</text:p>
          </table:table-cell>
          <table:table-cell table:style-name="Tabelle1.B2" office:value-type="string">
            <text:p text:style-name="P8"/>
          </table:table-cell>
        </table:table-row>
        <table:table-row>
          <table:table-cell table:style-name="Tabelle1.A2" office:value-type="string">
            <text:p text:style-name="P8">aromaServiceGateway</text:p>
          </table:table-cell>
          <table:table-cell table:style-name="Tabelle1.B2" office:value-type="string">
            <text:p text:style-name="P8"/>
          </table:table-cell>
        </table:table-row>
        <table:table-row>
          <table:table-cell table:style-name="Tabelle1.A2" office:value-type="string">
            <text:p text:style-name="P8">aromaServiceGatewayConnector</text:p>
          </table:table-cell>
          <table:table-cell table:style-name="Tabelle1.B2" office:value-type="string">
            <text:p text:style-name="P8"/>
          </table:table-cell>
        </table:table-row>
        <table:table-row>
          <table:table-cell table:style-name="Tabelle1.A2" office:value-type="string">
            <text:p text:style-name="P8">aromaServiceGatewayReebok</text:p>
          </table:table-cell>
          <table:table-cell table:style-name="Tabelle1.B2" office:value-type="string">
            <text:p text:style-name="P8"/>
          </table:table-cell>
        </table:table-row>
        <table:table-row>
          <table:table-cell table:style-name="Tabelle1.A2" office:value-type="string">
            <text:p text:style-name="P8">aromaSpring</text:p>
          </table:table-cell>
          <table:table-cell table:style-name="Tabelle1.B2" office:value-type="string">
            <text:p text:style-name="P8"/>
          </table:table-cell>
        </table:table-row>
        <table:table-row>
          <table:table-cell table:style-name="Tabelle1.A2" office:value-type="string">
            <text:p text:style-name="P8">aromaAdidas</text:p>
          </table:table-cell>
          <table:table-cell table:style-name="Tabelle1.B2" office:value-type="string">
            <text:p text:style-name="P8"/>
          </table:table-cell>
        </table:table-row>
        <table:table-row>
          <table:table-cell table:style-name="Tabelle1.A2" office:value-type="string">
            <text:p text:style-name="P8">aromaAvid</text:p>
          </table:table-cell>
          <table:table-cell table:style-name="Tabelle1.B2" office:value-type="string">
            <text:p text:style-name="P8"/>
          </table:table-cell>
        </table:table-row>
        <table:table-row>
          <table:table-cell table:style-name="Tabelle1.A2" office:value-type="string">
            <text:p text:style-name="P8">aromaKaufhof (to come)</text:p>
          </table:table-cell>
          <table:table-cell table:style-name="Tabelle1.B2" office:value-type="string">
            <text:p text:style-name="P8"/>
          </table:table-cell>
        </table:table-row>
        <table:table-row>
          <table:table-cell table:style-name="Tabelle1.A2" office:value-type="string">
            <text:p text:style-name="P8">aromaMSH</text:p>
          </table:table-cell>
          <table:table-cell table:style-name="Tabelle1.B2" office:value-type="string">
            <text:p text:style-name="P8"/>
          </table:table-cell>
        </table:table-row>
        <table:table-row>
          <table:table-cell table:style-name="Tabelle1.A2" office:value-type="string">
            <text:p text:style-name="P8">aromaReal</text:p>
          </table:table-cell>
          <table:table-cell table:style-name="Tabelle1.B2" office:value-type="string">
            <text:p text:style-name="P8"/>
          </table:table-cell>
        </table:table-row>
        <table:table-row>
          <table:table-cell table:style-name="Tabelle1.A2" office:value-type="string">
            <text:p text:style-name="P8">aromaReebok</text:p>
          </table:table-cell>
          <table:table-cell table:style-name="Tabelle1.B2" office:value-type="string">
            <text:p text:style-name="P8"/>
          </table:table-cell>
        </table:table-row>
      </table:table>
      <text:p text:style-name="P1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3pt" fo:font-weight="bold" style:font-size-asian="115%" style:font-weight-asian="bold" style:font-size-complex="115%" style:font-weight-complex="bold"/>
    </style:style>
    <style:style style:name="command_20_line" style:display-name="command line" style:family="paragraph" style:parent-style-name="Text_20_body" style:class="text">
      <style:paragraph-properties fo:margin-left="0.499cm" fo:margin-right="0cm" fo:text-indent="0cm" style:auto-text-indent="false"/>
      <style:text-properties style:font-name="Courier New"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4T11:31:09.55</meta:creation-date>
    <dc:date>2010-11-23T21:17:01.30</dc:date>
    <meta:editing-duration>PT04H31M10S</meta:editing-duration>
    <meta:editing-cycles>76</meta:editing-cycles>
    <meta:generator>OpenOffice.org/3.2$Win32 OpenOffice.org_project/320m18$Build-9502</meta:generator>
    <meta:print-date>2010-11-14T15:23:35.49</meta:print-date>
    <meta:document-statistic meta:table-count="1" meta:image-count="0" meta:object-count="0" meta:page-count="4" meta:paragraph-count="95" meta:word-count="910" meta:character-count="6179"/>
  </office:meta>
</office:document-meta>
</file>